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3254" officeooo:paragraph-rsid="00013254"/>
    </style:style>
    <style:style style:name="P2" style:family="paragraph" style:parent-style-name="Standard">
      <style:text-properties officeooo:rsid="00013254" officeooo:paragraph-rsid="000132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bassbiene</text:p>
      <text:p text:style-name="P1">10:29</text:p>
      <text:p text:style-name="P1">hei ihr Lieben... brauche für meinen Vortragsteil etwas Hilfe... es geht um unsere "Lessons learned" --&gt; welche Erkenntnisse nehmt ihr aus dem Projekt mit?</text:p>
      <text:p text:style-name="P1">Mir fällt da spontan neben den erlernten Technologien nur ein, dass es gut wäre, mit einheitlicher Arbeitsumgebung zu arbeiten (IDE, evtl. Betriebssystem). Habt ihr weitere Punkte, die ihr jetzt anders angehen würdet, als am Anfang des Projekts?</text:p>
      <text:p text:style-name="P1"/>
      <text:p text:style-name="P1">geopras84</text:p>
      <text:p text:style-name="P1">11:21</text:p>
      <text:p text:style-name="P1">Meine Learnings:</text:p>
      <text:p text:style-name="P1">- prinzipieller Aufbau einer WebApplication (u.a.: Wie kann eine HTML-Seite dynamisch verändert werden? Wie kann der Code auf relativ unabhängige Komponenten aufgeteilt werden? Wie kommunizieren die Komponenten miteinander? Wie kann man sie besser skalierbar bzw. erweiterbar machen ohne komplett umbauen zu müssen?)- Umgang mit Git und GitHub</text:p>
      <text:p text:style-name="P1">- Verwendung von kostenloser Software für agile Softwareentwicklung (Zube)</text:p>
      <text:p text:style-name="P1">- Arbeiten mit der MongoDB (NoSQL)</text:p>
      <text:p text:style-name="P1">- Nutzen von Tomcat + Apache (leider nicht viel darüber gelernt, aber wäre auch zu viel gewesen)Was würde ich anders machen?</text:p>
      <text:p text:style-name="P1">- Viel früher mit den Stützen der Anwendung beginnen: Navigation, einheitlicher Aufbau der uiConnectors, controllers, Backend-Grundgerüst -&gt; denn erst als alles halbwegs stand, konnten wir relativ zügig Features implementieren und testen</text:p>
      <text:p text:style-name="P1">- viel früher Testdaten erzeugen, mit denen auch unabhängig vom DataManager getestet werden kann</text:p>
      <text:p text:style-name="P1">- localization von Anfang an</text:p>
      <text:p text:style-name="P1">- verstärkte Verwendung von Model-Objekten in JavaScript, um eine zentrale und einheitliche Verwaltung von Bezeichnern zu haben (man muss sich dann keine Schreibweisen mehr merken, sondern greift darauf über die Models zu, sodass die Bezeichner sogar problemlos global geändert werden können)</text:p>
      <text:p text:style-name="P1">- prinzipiell muss noch mehr auf Parameterprüfung in Javascript geachtet werden, da dort keine Typensicherheit / Typenprüfung von Variablen existieren (auch Einsatz von <text:s/>UnitTests) (edited)</text:p>
      <text:p text:style-name="P1"/>
      <text:p text:style-name="P1">trzuuutwp</text:p>
      <text:p text:style-name="P1">12:26</text:p>
      <text:p text:style-name="P1">- Heterogenes Team(Vorwissen) -&gt; es ist freudiger weise durchaus möglich ein Grundgerüst einer Webapp zu entwickeln ohne Frameworks, in 2 Monaten mit 6 Leuten</text:p>
      <text:p text:style-name="P1">- der Technologiemix aus HTML5 + JS + CSS + JAVA + Mongo im Backend hat sich als durchaus brauchbar erwiesen</text:p>
      <text:p text:style-name="P1">- es fehlt die Zeit für einen tiefgehenden Wisensaustausch im Team</text:p>
      <text:p text:style-name="P1">- gegen Ende zeigte sich wie so oft, dass automatisches Testen sehr vorteilbehaftet ist</text:p>
      <text:p text:style-name="P1">- ein Sicherer Umgang mit der Sourcecode Verwaltung, zumindest die Basisfunktionen, ist Pflicht</text:p>
      <text:p text:style-name="P1">- die Kommunikation im Team mittels instant Messsenger hat gut geklappt, das Taskboard für SCRUM war sehr hilfreich, um den Überblick zu behalten.</text:p>
      <text:p text:style-name="P1">- Persönliche Einschätzung: es hat sich gezeigt, das ein Studentenprojekt witziger weise aus der Makroperspektive einen ähnlichen Weg geht, wie ein Projekt in der Wirtschaft.</text:p>
      <text:p text:style-name="P1">Auf der Basis krankt es aber auch genau an den selben Punkten: Es wird eine Anzahl an Aufgaben definiert und zusätzlich wird ein Zeitpunkt definiert bis zu dem die Aufgabe erfüllt sein muss, was SCRUM, dem wir uns mehr oder minder verpflichtet haben, wiederspricht.</text:p>
      <text:p text:style-name="P1">Und so fallen eben, ich nenne es mal "wichtige Nebenaufgaben" weg, wie Dokumentation, automatisiertes Testen, Code Reviews um die Code Qualität zu sichern und <text:s/>experimentieren, um ein Gefühl für Technologien zu bekommen.</text:p>
      <text:p text:style-name="P1"><text:soft-page-break/>Genau so trifft das aber natürlich auch für die Positiven Seiten zu: Wir haben beispielsweise in sehr kurzer Zeit einen Prototypen entwickelt, dem man dem potenziellen Kunden zumindest bereitstellen könnte, damit er ein Gefühl für das Produkt entwickeln kann, was er erhält.</text:p>
      <text:p text:style-name="P1"/>
      <text:p text:style-name="P1">stefanwebo</text:p>
      <text:p text:style-name="P1">10:58</text:p>
      <text:p text:style-name="P1">Ich hätte nur noch ein paar Ergänzungen:</text:p>
      <text:p text:style-name="P1">- ähnlich wie Flo das schon gesagt hat: bei einem zeitlich terminierten Projekt mit kurzer Frist fehlt die Zeit um sich tiefgründig in neue Technologien einzuarbeiten und diese zu testen (z.B. MongoDB)</text:p>
      <text:p text:style-name="P1">- das führt dazu, dass man mit der Featureentwicklung hinterherhängt und sich selbst einen unnötigen Zeitdruck erzeugt</text:p>
      <text:p text:style-name="P1">- Testen neuer Technologien sollte also abseits von Projekten mit Zeitdruck stattfinden =&gt; auch wenn das Problem vorher überschaubar aussieht, es summiert sich einfachAnsonsten stimmt vieles meines gelernten mit dem von Georg überein:</text:p>
      <text:p text:style-name="P1">- WebSockets, Tomcat, <text:s/>JS, JSON, MongoDB, less, nodejs, git, github</text:p>
      <text:p text:style-name="P1">- besonders gut fand ich auch Zube und die TasksFür mich noch zusätzlich als Lerning:</text:p>
      <text:p text:style-name="P1">- ich hab noch einige Interessante Entwurfsmuster kennengelernt (also ich würd jetzt den MessageBroker als eines bezeichnen und Georgs Controller-Pattern)</text:p>
      <text:p text:style-name="P1">- für mich war auch die komplette Web-Entwicklung neu also debuggen mit Hilfe des Browser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4T18:52:24.708477728</meta:creation-date>
    <dc:date>2016-12-05T08:43:09.780009608</dc:date>
    <meta:editing-duration>PT49S</meta:editing-duration>
    <meta:editing-cycles>2</meta:editing-cycles>
    <meta:generator>LibreOffice/5.1.4.2$Linux_X86_64 LibreOffice_project/10m0$Build-2</meta:generator>
    <meta:document-statistic meta:table-count="0" meta:image-count="0" meta:object-count="0" meta:page-count="2" meta:paragraph-count="38" meta:word-count="670" meta:character-count="4476" meta:non-whitespace-character-count="3842"/>
  </office:meta>
</office:document-meta>
</file>